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1A0000000DB0ADCF90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ff0000"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fo:color="#ff3333"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fo:color="#ff0000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fo:color="#ff0000" style:font-name="Verdan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fo:color="#0000ff"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36pt" fo:font-weight="bold" style:font-size-asian="36pt" style:font-weight-asian="bold" style:font-size-complex="36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Verdana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-0.026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Footer">
      <style:paragraph-properties fo:text-align="start" style:justify-single-word="false"/>
      <style:text-properties style:font-name="Verdana"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/>
    </style:style>
    <style:style style:name="T5" style:family="text">
      <style:text-properties fo:color="#ff0000" style:font-size-asian="11pt" style:font-size-complex="11pt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ff0000" style:font-name="Verdana" fo:font-size="22pt" fo:font-weight="normal" style:font-weight-asian="normal" style:font-weight-complex="normal"/>
    </style:style>
    <style:style style:name="T8" style:family="text">
      <style:text-properties fo:color="#ff0000" style:font-name="Verdana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ff0000" style:font-name="Verdana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ff0000" style:font-name="Times New Roman1" fo:font-size="22pt" fo:font-weight="normal" style:font-weight-asian="normal" style:font-weight-complex="normal"/>
    </style:style>
    <style:style style:name="T11" style:family="text">
      <style:text-properties fo:color="#0000ff"/>
    </style:style>
    <style:style style:name="T12" style:family="text">
      <style:text-properties fo:color="#0000ff" style:font-size-asian="11pt" style:font-size-complex="11pt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1" fo:font-size="22pt" fo:font-weight="normal" style:font-weight-asian="normal" style:font-weight-complex="normal"/>
    </style:style>
    <style:style style:name="T16" style:family="text">
      <style:text-properties style:font-name="Verdana"/>
    </style:style>
    <style:style style:name="T17" style:family="text">
      <style:text-properties style:font-name="Verdana" fo:font-size="22pt" fo:font-weight="normal" style:font-weight-asian="normal" style:font-weight-complex="normal"/>
    </style:style>
    <style:style style:name="T18" style:family="text">
      <style:text-properties style:font-name="Verdana" fo:font-weight="normal" style:font-weight-asian="normal" style:font-weight-complex="normal"/>
    </style:style>
    <style:style style:name="T19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22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draw:stroke-dash="Fine_20_Dott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5.629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ott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04cm" fo:min-width="5.77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>Race</text:p>
      <text:p text:style-name="P13"/>
      <text:p text:style-name="P13">Computer</text:p>
      <text:p text:style-name="P13"/>
      <text:p text:style-name="P13">Instructions</text:p>
      <text:p text:style-name="P14">SYC Race Station PC Instructions Windows 10 </text:p>
      <text:p text:style-name="P10"/>
      <text:p text:style-name="P16"><text:span text:style-name="T19">Turn on the power to the screen </text:span><text:span text:style-name="T20">(button bottom right)</text:span><text:span text:style-name="T19">. If you get the all blue screen shown on the top of page 3, start from there. </text:span><text:span text:style-name="T20">Login instructions are included for Crash Recovery. </text:span><text:span text:style-name="T21">The touch screen facility has been disabled so you can ignore the instructions printed in </text:span><text:span text:style-name="T9">RED</text:span><text:span text:style-name="T21">.</text:span><text:span text:style-name="T18"> </text:span></text:p>
      <text:p text:style-name="P3"/>
      <text:p text:style-name="P3">How to Login to Windows 10</text:p>
      <text:p text:style-name="P9">Mouse Only Instructions</text:p>
      <text:p text:style-name="P8">Touch Screen Only Instructions</text:p>
      <text:p text:style-name="P4"><text:s/></text:p>
      <text:p text:style-name="P4"><draw:frame draw:style-name="fr1" draw:name="graphics13" text:anchor-type="paragraph" svg:x="0.06cm" svg:y="0cm" svg:width="8.52cm" svg:height="4.791cm" draw:z-index="19"><draw:image xlink:href="../Pictures/LockScreen_10.gif" xlink:type="simple" xlink:show="embed" xlink:actuate="onLoad"/></draw:frame><draw:frame text:anchor-type="paragraph" draw:z-index="1" draw:style-name="gr1" draw:text-style-name="P22" svg:width="6.13cm" svg:height="0.74cm" svg:x="9.386cm" svg:y="1.411cm"><draw:text-box><text:p text:style-name="P21"><text:span text:style-name="T22">This is called the Lock Screen</text:span></text:p></draw:text-box></draw:frame></text:p>
      <text:p text:style-name="P9">Click anywhere on the screen</text:p>
      <text:p text:style-name="P8">or Swipe the Finger from Bottom RHS towards Top LHS</text:p>
      <text:p text:style-name="P6"/>
      <text:p text:style-name="P4"><draw:frame draw:style-name="fr1" draw:name="graphics14" text:anchor-type="paragraph" svg:x="0.048cm" svg:y="0.085cm" svg:width="2.937cm" svg:height="2.117cm" draw:z-index="20"><draw:image xlink:href="../Pictures/LoginScreen.gif" xlink:type="simple" xlink:show="embed" xlink:actuate="onLoad"/></draw:frame><draw:frame text:anchor-type="paragraph" draw:z-index="2" draw:style-name="gr2" draw:text-style-name="P22" svg:width="6.271cm" svg:height="0.756cm" svg:x="6.978cm" svg:y="0.728cm"><draw:text-box><text:p text:style-name="P21"><text:span text:style-name="T22">This is called the Login Screen</text:span></text:p></draw:text-box></draw:frame> </text:p>
      <text:p text:style-name="P4"><text:span text:style-name="T11">Click </text:span><text:span text:style-name="T4">or Touch </text:span>Race_Station</text:p>
      <text:p text:style-name="P4"/>
      <text:p text:style-name="P4"><draw:frame draw:style-name="fr2" draw:name="graphics31" text:anchor-type="as-char" svg:width="2.831cm" svg:height="2.117cm" draw:z-index="0"><draw:image xlink:href="https://encrypted-tbn3.gstatic.com/images?q=tbn:ANd9GcSLTp3Sjaq8QhOFbK82EJ0_hfAAPhCgtYyb3gYDzvhQ8WEiWuAYXQ3vMQ" xlink:type="simple" xlink:show="embed" xlink:actuate="onLoad"/></draw:frame> </text:p>
      <text:p text:style-name="P7">To Set up a permanent On Screen Keyboard (OSK)</text:p>
      <text:p text:style-name="P8">On the Login Screen Click the Ease of Access icon</text:p>
      <text:p text:style-name="P4"/>
      <text:p text:style-name="P8"><draw:frame draw:style-name="fr1" draw:name="graphics26" text:anchor-type="paragraph" svg:x="3.66cm" svg:y="0.139cm" svg:width="3.757cm" svg:height="5.768cm" draw:z-index="23"><draw:image xlink:href="../Pictures/QuickAccessMenu.gif" xlink:type="simple" xlink:show="embed" xlink:actuate="onLoad"/></draw:frame><draw:frame draw:style-name="fr1" draw:name="graphics25" text:anchor-type="paragraph" svg:x="0.351cm" svg:y="0.106cm" svg:width="2.117cm" svg:height="2.117cm" draw:z-index="22"><draw:image xlink:href="../Pictures/EaseOfAccessIcon.gif" xlink:type="simple" xlink:show="embed" xlink:actuate="onLoad"/></draw:frame>On the Menu Select On Screen Keyboard (OSK)</text:p>
      <text:p text:style-name="P4"><text:soft-page-break/></text:p>
      <text:p text:style-name="P4">Enter Race Station Password <text:span text:style-name="T1">racestation</text:span> (case sensitive)</text:p>
      <text:p text:style-name="P4"/>
      <text:p text:style-name="P4"><draw:frame draw:style-name="fr1" draw:name="graphics17" text:anchor-type="paragraph" svg:x="1cm" svg:y="0.132cm" svg:width="8.387cm" svg:height="4.71cm" draw:z-index="24"><draw:image xlink:href="../Pictures/HomeScreen.gif" xlink:type="simple" xlink:show="embed" xlink:actuate="onLoad"/></draw:frame><draw:frame draw:style-name="fr1" draw:name="graphics16" text:anchor-type="paragraph" svg:x="11.054cm" svg:y="0.333cm" svg:width="2.778cm" svg:height="3.784cm" draw:z-index="21"><draw:image xlink:href="../Pictures/DesktopIcon.gif" xlink:type="simple" xlink:show="embed" xlink:actuate="onLoad"/></draw:frame></text:p>
      <text:p text:style-name="P4"/>
      <text:p text:style-name="P4">On Desktop <text:span text:style-name="T11">Click</text:span> <text:span text:style-name="T4">or Touch</text:span> <text:span text:style-name="T1">Racing Signals</text:span></text:p>
      <text:p text:style-name="P4"/>
      <text:p text:style-name="P4"/>
      <text:p text:style-name="P4"/>
      <text:p text:style-name="P4"><draw:frame draw:style-name="fr3" draw:name="graphics2" text:anchor-type="paragraph" svg:width="9.34cm" svg:height="2.805cm" draw:z-index="13"><draw:image xlink:href="../Pictures/splash.gif" xlink:type="simple" xlink:show="embed" xlink:actuate="onLoad"/></draw:frame></text:p>
      <text:p text:style-name="P1"/>
      <text:p text:style-name="P1">The “Splash” flag display will disappear after 2 seconds.</text:p>
      <text:p text:style-name="P1"/>
      <text:p text:style-name="P1"><text:span text:style-name="T11">Click </text:span><text:span text:style-name="T4">or Touch </text:span>the Start Sequence <text:s/></text:p>
      <text:p text:style-name="P1"><draw:frame draw:style-name="fr1" draw:name="graphics21" text:anchor-type="paragraph" svg:x="0.319cm" svg:y="0.291cm" svg:width="5.038cm" svg:height="1.969cm" draw:z-index="10"><draw:image xlink:href="../Pictures/startsequence.gif" xlink:type="simple" xlink:show="embed" xlink:actuate="onLoad"/></draw:frame></text:p>
      <text:p text:style-name="P1">All available sequences will be displayed</text:p>
      <text:p text:style-name="P1"><draw:frame draw:style-name="fr1" draw:name="graphics22" text:anchor-type="paragraph" svg:x="0.483cm" svg:y="0.318cm" svg:width="4.868cm" svg:height="4.17cm" draw:z-index="11"><draw:image xlink:href="../Pictures/sequencies.gif" xlink:type="simple" xlink:show="embed" xlink:actuate="onLoad"/></draw:frame></text:p>
      <text:p text:style-name="P1">There are 4 sequences to choose from</text:p>
      <text:p text:style-name="P1">SYC Single &amp; SYC Multiple are the basic sequences that emulate the current starting system.</text:p>
      <text:p text:style-name="P1">For training purposes, X10 Run the sequences at 10 times the “normal” speed</text:p>
      <text:p text:style-name="P1">Terminate exits the program.</text:p>
      <text:p text:style-name="P1"/>
      <text:p text:style-name="P1"><text:span text:style-name="T11">Click</text:span> <text:span text:style-name="T4">or Touch </text:span>the required sequence</text:p>
      <text:p text:style-name="P1"><text:s/></text:p>
      <text:p text:style-name="P1"><text:soft-page-break/>To start a sequence you must enter a start time in 24 hour format in whole minutes.</text:p>
      <text:p text:style-name="P1"/>
      <text:p text:style-name="P2">Touch the OSK (On Screen Keyboard) icon</text:p>
      <text:p text:style-name="P1"><draw:frame draw:style-name="fr1" draw:name="graphics10" text:anchor-type="paragraph" svg:x="0.139cm" svg:y="0.238cm" svg:width="7.779cm" svg:height="1.561cm" draw:z-index="16"><draw:image xlink:href="../Pictures/osk_icon.gif" xlink:type="simple" xlink:show="embed" xlink:actuate="onLoad"/></draw:frame></text:p>
      <text:p text:style-name="P1">Enter the Start Time (24 hour clock format with no punctuation marks)</text:p>
      <text:p text:style-name="P1">915 is incorrect and must be entered as 0915. To clear errors use the delete key.</text:p>
      <text:p text:style-name="P1">The First Start Time will be displayed in red until a valid time is entered</text:p>
      <text:p text:style-name="P1"/>
      <text:p text:style-name="P1"><draw:frame draw:style-name="fr1" draw:name="graphics3" text:anchor-type="paragraph" svg:x="0.312cm" svg:y="0.265cm" svg:width="3.731cm" svg:height="1.482cm" draw:z-index="8"><draw:image xlink:href="../Pictures/firststarttime.gif" xlink:type="simple" xlink:show="embed" xlink:actuate="onLoad"/></draw:frame></text:p>
      <text:p text:style-name="P1">The start time must be before the first warning signal time.</text:p>
      <text:p text:style-name="P1"><draw:frame draw:style-name="fr4" draw:name="graphics11" text:anchor-type="paragraph" svg:width="8.281cm" svg:height="3.942cm" draw:z-index="17"><draw:image xlink:href="../Pictures/StartNextDay.gif" xlink:type="simple" xlink:show="embed" xlink:actuate="onLoad"/></draw:frame>If the First Start Time is into the next day you will see this error message</text:p>
      <text:p text:style-name="P1"><text:span text:style-name="T11">Click</text:span> <text:span text:style-name="T4">or Touch </text:span>Cancel if the start is not tomorrow.</text:p>
      <text:p text:style-name="P1"/>
      <text:p text:style-name="P4">There are 4 buttons controlled by the start sequence, Postpone, Recall, General Recall and Finish plus a Horn button. <text:span text:style-name="T2">A button is only active if it is coloured Yellow or Green. If </text:span><text:span text:style-name="T12">Clicked </text:span><text:span text:style-name="T5">or Touched</text:span><text:span text:style-name="T2"> when Yellow, the button will turn Green for the duration of the signal. </text:span><text:span text:style-name="T12">Clicking</text:span><text:span text:style-name="T2"> </text:span><text:span text:style-name="T5">or Touching</text:span><text:span text:style-name="T2"> the button whilst Green will terminate the signal. </text:span></text:p>
      <text:p text:style-name="P4"/>
      <text:p text:style-name="P5"><text:span text:style-name="T3">For example, the first click of the Postpone will raise the Postpone flag making the associated sound signal </text:span><text:span text:style-name="T3"><draw:frame draw:style-name="fr5" draw:name="graphics7" text:anchor-type="as-char" svg:width="1.323cm" svg:height="0.794cm" draw:z-index="3"><draw:image xlink:href="../Pictures/Horn2Short.gif" xlink:type="simple" xlink:show="embed" xlink:actuate="onLoad"/></draw:frame></text:span><text:span text:style-name="T3">, the second click will lower the Postpone flag making </text:span><text:span text:style-name="T3"><draw:frame draw:style-name="fr6" draw:name="graphics8" text:anchor-type="as-char" svg:y="-0.873cm" svg:width="1.323cm" svg:height="0.794cm" draw:z-index="4"><draw:image xlink:href="../Pictures/Horn1Short.gif" xlink:type="simple" xlink:show="embed" xlink:actuate="onLoad"/></draw:frame></text:span><text:span text:style-name="T3">.</text:span></text:p>
      <text:p text:style-name="P4"/>
      <text:p text:style-name="P5"><text:span text:style-name="T3">During a start sequence, if a signal is invalid, the associated button will be “greyed out” </text:span><text:span text:style-name="T3"><draw:frame draw:style-name="fr7" draw:name="graphics9" text:anchor-type="as-char" svg:width="2.408cm" svg:height="1.138cm" draw:z-index="5"><draw:image xlink:href="../Pictures/recallgrey.gif" xlink:type="simple" xlink:show="embed" xlink:actuate="onLoad"/></draw:frame></text:span></text:p>
      <text:p text:style-name="P11"/>
      <text:p text:style-name="P11">The Recall and General Recall buttons are enabled at the Class Start time and will remain enabled for 30 seconds. <text:span text:style-name="T11">Clicking </text:span><text:span text:style-name="T4">or Touching</text:span> either will make the appropriate Sound and Light signals. The button will remain enabled until the button is <text:span text:style-name="T11">Clicked </text:span><text:span text:style-name="T4">or Touched </text:span>a second time or 4 minutes has elapsed.</text:p>
      <text:p text:style-name="P11"/>
      <text:p text:style-name="P11">After the last Class has started and Recalls have timed out, the Finish button is activated </text:p>
      <text:p text:style-name="P11"><draw:frame draw:style-name="fr1" draw:name="graphics1" text:anchor-type="paragraph" svg:x="0.192cm" svg:y="0.132cm" svg:width="2.686cm" svg:height="1.305cm" draw:z-index="12"><draw:image xlink:href="../Pictures/finishbutton.gif" xlink:type="simple" xlink:show="embed" xlink:actuate="onLoad"/></draw:frame></text:p>
      <text:p text:style-name="P11"><text:span text:style-name="T11">Clicking</text:span> the finish button or pressing &lt;Enter&gt; will create an entry in the Finishing table.</text:p>
      <text:p text:style-name="P11"><draw:frame draw:style-name="fr1" draw:name="graphics12" text:anchor-type="paragraph" svg:x="0.497cm" svg:y="0.053cm" svg:width="3.572cm" svg:height="2.884cm" draw:z-index="9"><draw:image xlink:href="../Pictures/finishtimes.gif" xlink:type="simple" xlink:show="embed" xlink:actuate="onLoad"/></draw:frame><text:soft-page-break/></text:p>
      <text:p text:style-name="P11">Once a start sequence is running, the only way to reset it is to reload the sequence again and entering a new start time.</text:p>
      <text:p text:style-name="P11"/>
      <text:p text:style-name="P10">Controller</text:p>
      <text:p text:style-name="P11">The icon <draw:frame draw:style-name="fr5" draw:name="graphics18" text:anchor-type="as-char" svg:width="1.104cm" svg:height="0.607cm" draw:z-index="6"><draw:image xlink:href="../Pictures/connected.gif" xlink:type="simple" xlink:show="embed" xlink:actuate="onLoad"/></draw:frame> is displayed when the PC is connected to the controller, or <text:s/><draw:frame draw:style-name="fr7" draw:name="graphics15" text:anchor-type="as-char" svg:width="1.067cm" svg:height="0.676cm" draw:z-index="25"><draw:image xlink:href="Pictures/100000000000001A0000000DB0ADCF90.gif" xlink:type="simple" xlink:show="embed" xlink:actuate="onLoad"/></draw:frame> <text:s/>when not connected.</text:p>
      <text:p text:style-name="P11">The icon <draw:frame draw:style-name="fr5" draw:name="graphics20" text:anchor-type="as-char" svg:width="0.755cm" svg:height="0.601cm" draw:z-index="7"><draw:image xlink:href="../Pictures/speaker.gif" xlink:type="simple" xlink:show="embed" xlink:actuate="onLoad"/></draw:frame> is displayed if a sound card has been found on the PC. </text:p>
      <text:p text:style-name="P11"/>
      <text:p text:style-name="P12">To Terminate the Program</text:p>
      <text:p text:style-name="P10"><text:span text:style-name="T13">Click</text:span><text:span text:style-name="T14"> </text:span><text:span text:style-name="T6">or Touch</text:span><text:span text:style-name="T14"> the Start Sequence</text:span></text:p>
      <text:p text:style-name="P11"><draw:frame draw:style-name="fr1" draw:name="graphics4" text:anchor-type="paragraph" svg:x="0.483cm" svg:y="0.318cm" svg:width="4.868cm" svg:height="4.17cm" draw:z-index="14"><draw:image xlink:href="../Pictures/sequencies.gif" xlink:type="simple" xlink:show="embed" xlink:actuate="onLoad"/></draw:frame><text:span text:style-name="T11">Click</text:span> <text:span text:style-name="T4">or Touch</text:span> Terminate</text:p>
      <text:p text:style-name="P11"><draw:frame draw:style-name="fr1" draw:name="graphics5" text:anchor-type="paragraph" svg:x="0.563cm" svg:y="0.212cm" svg:width="8.89cm" svg:height="3.413cm" draw:z-index="15"><draw:image xlink:href="../Pictures/queryterminate.gif" xlink:type="simple" xlink:show="embed" xlink:actuate="onLoad"/></draw:frame>Click <text:span text:style-name="T4">or Touch</text:span> OK</text:p>
      <text:p text:style-name="P11"/>
      <text:p text:style-name="P11">Turn off the power to the screen (button on bottom right)</text:p>
      <text:p text:style-name="P11"/>
      <text:p text:style-name="P11">Ignore the Log Off instructions on the next page</text:p>
      <text:p text:style-name="P19">Do not Log Off the PC – these instructions are included for System Manager only</text:p>
      <text:p text:style-name="P11"/>
      <text:p text:style-name="P10">Log Off PC</text:p>
      <text:p text:style-name="P11"><text:span text:style-name="T11">Click</text:span> <text:span text:style-name="T4">or Touch</text:span> Start</text:p>
      <text:p text:style-name="P11"><draw:frame draw:style-name="fr1" draw:name="graphics6" text:anchor-type="paragraph" svg:x="0.049cm" svg:y="0.138cm" svg:width="12.139cm" svg:height="11.952cm" draw:z-index="18"><draw:image xlink:href="../Pictures/LogOff.gif" xlink:type="simple" xlink:show="embed" xlink:actuate="onLoad"/></draw:frame><text:span text:style-name="T11">Click</text:span> <text:span text:style-name="T4">or Touch</text:span> at RHS of Shut Down to bring up selection list</text:p>
      <text:p text:style-name="P11"><text:span text:style-name="T11">Click</text:span> <text:span text:style-name="T4">or Touch</text:span> Log Off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otted" draw:display-name="Fine Dotted" draw:style="rect" draw:dots1="1" draw:distance="0.25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Verdana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date style:data-style-name="N37" text:date-value="2016-03-19T11:02:13.69" text:fixed="true">19/03/16</text:date> <text:time style:data-style-name="N41" text:time-value="2016-03-19T11:02:27.98" text:fixed="true">11:02:28</text:time><text:tab/><text:tab/>Page <text:page-number text:select-page="current">7</text:page-number> of <text:page-count>7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al Arundale</meta:initial-creator>
    <meta:creation-date>2015-05-14T13:09:04.96</meta:creation-date>
    <dc:date>2016-03-19T11:41:04.21</dc:date>
    <dc:creator>Neal Arundale</dc:creator>
    <meta:editing-duration>PT6H55M17S</meta:editing-duration>
    <meta:editing-cycles>20</meta:editing-cycles>
    <meta:generator>OpenOffice/4.1.1$Win32 OpenOffice.org_project/411m6$Build-9775</meta:generator>
    <meta:document-statistic meta:table-count="0" meta:image-count="24" meta:object-count="0" meta:page-count="7" meta:paragraph-count="58" meta:word-count="629" meta:character-count="3508"/>
  </office:meta>
</office:document-meta>
</file>